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Storing data in Pyth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David Arroyo Menénd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s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for.py # arrays</text:p>
                <text:p>$ python3 lists.py</text:p>
                <text:p>$ python3 diccionarios.py</text:p>
                <text:p>$ python3 conjuntos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icher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write.py</text:p>
                <text:p>$ python3 list2file.py</text:p>
                <text:p>$ python3 json-example.py</text:p>
                <text:p>$ python3 items.py</text:p>
                <text:p>$ python3 csv-example.py</text:p>
                <text:p>$ python3 rss-example.p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nd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 pandas-example.py</text:p>
                <text:p>$ python pandas-10min.py</text:p>
                <text:p>$ python pandas-creating-dataframe-from-arrays.py</text:p>
                <text:p>$ python pandas-creating-dataframe.py</text:p>
                <text:p>$ python3 pandas-plot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tCDF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netcdf-example.py</text:p>
                <text:p>$ python3 netcdf-example2.py</text:p>
                <text:p>$ python3 netcdf-example3.py</text:p>
                <text:p>$ python3 netcdf-example4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ytab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objecttree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tabas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sqlite.py</text:p>
                <text:p>$ python3 sqlite2.py</text:p>
                <text:p>$ python3 mongo-tutorial.py</text:p>
                <text:p>$ python3 mysql-example.py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DF5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>$ python3 h5_cmprss.py</text:p>
                <text:p>$ python3 h5_crtgrpar.py</text:p>
                <text:p>$ python3 h5_crtgrpd.py</text:p>
                <text:p>$ python3 h5_crtgrp.py</text:p>
                <text:p>$ python3 h5_rdwt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9:44:33.271831896</meta:creation-date>
    <meta:editing-duration>PT2H44M9S</meta:editing-duration>
    <meta:editing-cycles>10</meta:editing-cycles>
    <meta:generator>LibreOffice/5.1.2.2$Linux_X86_64 LibreOffice_project/10m0$Build-2</meta:generator>
    <dc:date>2019-09-26T18:28:12.780486757</dc:date>
    <meta:document-statistic meta:object-count="80"/>
    <meta:template xlink:type="simple" xlink:actuate="onRequest" xlink:title="" xlink:href="../../../../../../usr/lib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